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3" style:family="table">
      <style:table-properties style:width="17.013cm" fo:margin-left="0cm" table:align="left"/>
    </style:style>
    <style:style style:name="Tableau3.A" style:family="table-column">
      <style:table-column-properties style:column-width="6.694cm"/>
    </style:style>
    <style:style style:name="Tableau3.B" style:family="table-column">
      <style:table-column-properties style:column-width="10.31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22a6fb"/>
    </style:style>
    <style:style style:name="P2" style:family="paragraph" style:parent-style-name="Header">
      <style:text-properties fo:font-size="6pt" officeooo:paragraph-rsid="001dce04" style:font-size-asian="5.25pt" style:font-size-complex="6pt"/>
    </style:style>
    <style:style style:name="P3" style:family="paragraph" style:parent-style-name="Header">
      <style:text-properties style:font-name="Liberation Sans" officeooo:rsid="00251762" officeooo:paragraph-rsid="00251762"/>
    </style:style>
    <style:style style:name="P4" style:family="paragraph" style:parent-style-name="Header">
      <style:text-properties style:font-name="Liberation Sans" officeooo:rsid="00254f71" officeooo:paragraph-rsid="00254f71"/>
    </style:style>
    <style:style style:name="P5" style:family="paragraph" style:parent-style-name="Footer">
      <style:paragraph-properties fo:text-align="center" style:justify-single-word="false"/>
      <style:text-properties style:font-name="Liberation Sans" officeooo:rsid="004885b3" officeooo:paragraph-rsid="004885b3"/>
    </style:style>
    <style:style style:name="P6" style:family="paragraph" style:parent-style-name="Standard">
      <style:text-properties officeooo:paragraph-rsid="000e99e2"/>
    </style:style>
    <style:style style:name="P7" style:family="paragraph" style:parent-style-name="Standard">
      <style:text-properties style:font-name="Liberation Sans" officeooo:rsid="0031a3d8" officeooo:paragraph-rsid="0031a3d8"/>
    </style:style>
    <style:style style:name="P8" style:family="paragraph" style:parent-style-name="Standard">
      <style:text-properties style:font-name="Liberation Sans" officeooo:rsid="002b0e77" officeooo:paragraph-rsid="0036c1b8"/>
    </style:style>
    <style:style style:name="P9" style:family="paragraph" style:parent-style-name="Standard">
      <style:text-properties style:font-name="Liberation Sans" officeooo:rsid="002b0e77" officeooo:paragraph-rsid="002b0e77"/>
    </style:style>
    <style:style style:name="P10" style:family="paragraph" style:parent-style-name="Standard">
      <style:text-properties style:font-name="Liberation Sans" officeooo:rsid="002b0e77" officeooo:paragraph-rsid="003eb679"/>
    </style:style>
    <style:style style:name="P11" style:family="paragraph" style:parent-style-name="Standard">
      <style:text-properties style:font-name="Liberation Sans" officeooo:rsid="002b0e77" officeooo:paragraph-rsid="002ea554"/>
    </style:style>
    <style:style style:name="P12" style:family="paragraph" style:parent-style-name="Standard">
      <style:text-properties style:font-name="Liberation Sans" officeooo:rsid="002b0e77" officeooo:paragraph-rsid="002efe8a"/>
    </style:style>
    <style:style style:name="P13" style:family="paragraph" style:parent-style-name="Standard">
      <style:text-properties style:font-name="Liberation Sans" fo:font-weight="bold" officeooo:rsid="002b0e77" officeooo:paragraph-rsid="003eb679" style:font-weight-asian="bold" style:font-weight-complex="bold"/>
    </style:style>
    <style:style style:name="P14" style:family="paragraph" style:parent-style-name="Standard">
      <style:text-properties style:font-name="Liberation Sans" fo:font-weight="bold" officeooo:rsid="002cddb3" officeooo:paragraph-rsid="003eb679" style:font-weight-asian="bold" style:font-weight-complex="bold"/>
    </style:style>
    <style:style style:name="P15" style:family="paragraph" style:parent-style-name="Standard">
      <style:text-properties style:font-name="Liberation Sans" fo:font-weight="bold" officeooo:rsid="00251762" officeooo:paragraph-rsid="0042f96f" style:font-weight-asian="bold" style:font-weight-complex="bold"/>
    </style:style>
    <style:style style:name="P16" style:family="paragraph" style:parent-style-name="Standard">
      <style:text-properties style:font-name="Liberation Sans" fo:font-weight="bold" officeooo:rsid="00251762" officeooo:paragraph-rsid="004a5997" style:font-weight-asian="bold" style:font-weight-complex="bold"/>
    </style:style>
    <style:style style:name="P17" style:family="paragraph" style:parent-style-name="Standard">
      <style:text-properties style:font-name="Liberation Sans" fo:font-weight="bold" officeooo:rsid="00251762" officeooo:paragraph-rsid="0043b5f7" style:font-weight-asian="bold" style:font-weight-complex="bold"/>
    </style:style>
    <style:style style:name="P18" style:family="paragraph" style:parent-style-name="Standard">
      <style:text-properties style:font-name="Liberation Sans" fo:font-weight="bold" officeooo:rsid="003e3919" officeooo:paragraph-rsid="004af589" style:font-weight-asian="bold" style:font-weight-complex="bold"/>
    </style:style>
    <style:style style:name="P19" style:family="paragraph" style:parent-style-name="Standard">
      <style:text-properties style:font-name="Liberation Sans" fo:font-weight="bold" officeooo:paragraph-rsid="003cb450" style:font-weight-asian="bold" style:font-weight-complex="bold"/>
    </style:style>
    <style:style style:name="P20" style:family="paragraph" style:parent-style-name="Standard">
      <style:paragraph-properties fo:text-align="center" style:justify-single-word="false"/>
      <style:text-properties style:font-name="Liberation Sans" officeooo:rsid="00251762" officeooo:paragraph-rsid="00251762"/>
    </style:style>
    <style:style style:name="P21" style:family="paragraph" style:parent-style-name="Standard">
      <style:text-properties style:font-name="Liberation Sans" officeooo:rsid="00251762" officeooo:paragraph-rsid="00251762"/>
    </style:style>
    <style:style style:name="P22" style:family="paragraph" style:parent-style-name="Standard">
      <style:text-properties style:font-name="Liberation Sans" officeooo:rsid="00251762" officeooo:paragraph-rsid="0043b5f7"/>
    </style:style>
    <style:style style:name="P23" style:family="paragraph" style:parent-style-name="Standard">
      <style:text-properties style:font-name="Liberation Sans" fo:font-size="14pt" officeooo:rsid="002b0e77" officeooo:paragraph-rsid="002b0e77" style:font-size-asian="14pt" style:font-size-complex="14pt"/>
    </style:style>
    <style:style style:name="P24" style:family="paragraph" style:parent-style-name="Standard">
      <style:text-properties style:font-name="Liberation Sans" officeooo:paragraph-rsid="003eb679"/>
    </style:style>
    <style:style style:name="P25" style:family="paragraph" style:parent-style-name="Standard">
      <style:text-properties style:font-name="Liberation Sans" officeooo:paragraph-rsid="003cb450"/>
    </style:style>
    <style:style style:name="P26" style:family="paragraph" style:parent-style-name="Standard">
      <style:text-properties style:font-name="Liberation Sans" officeooo:rsid="003ad6b8" officeooo:paragraph-rsid="003ad6b8"/>
    </style:style>
    <style:style style:name="P27" style:family="paragraph" style:parent-style-name="Standard">
      <style:paragraph-properties fo:text-align="justify" style:justify-single-word="false"/>
      <style:text-properties style:font-name="Liberation Sans" fo:font-size="9pt" fo:font-weight="normal" officeooo:rsid="00188450" officeooo:paragraph-rsid="00473931" style:font-size-asian="9pt" style:font-weight-asian="normal" style:font-name-complex="Arial1" style:font-size-complex="9pt" style:font-weight-complex="normal"/>
    </style:style>
    <style:style style:name="P28" style:family="paragraph" style:parent-style-name="Standard">
      <style:paragraph-properties fo:text-align="justify" style:justify-single-word="false"/>
      <style:text-properties style:font-name="Liberation Sans" fo:font-size="9pt" fo:font-weight="normal" officeooo:paragraph-rsid="00473931" style:font-size-asian="9pt" style:font-weight-asian="normal" style:font-name-complex="Arial1" style:font-size-complex="9pt" style:font-weight-complex="normal"/>
    </style:style>
    <style:style style:name="P29" style:family="paragraph" style:parent-style-name="Standard">
      <style:paragraph-properties fo:text-align="justify" style:justify-single-word="false"/>
      <style:text-properties style:font-name="Liberation Sans" fo:font-size="9pt" fo:font-style="normal" style:text-underline-style="none" officeooo:paragraph-rsid="00473931" style:font-size-asian="9pt" style:font-style-asian="normal" style:font-size-complex="9pt" style:font-style-complex="normal"/>
    </style:style>
    <style:style style:name="P30" style:family="paragraph" style:parent-style-name="Standard">
      <style:paragraph-properties fo:text-align="justify" style:justify-single-word="false"/>
      <style:text-properties style:font-name="Liberation Sans" fo:font-size="9pt" fo:font-style="normal" style:text-underline-style="none" fo:font-weight="normal" officeooo:rsid="003ad6b8" officeooo:paragraph-rsid="00473931" style:font-size-asian="9pt" style:font-style-asian="normal" style:font-weight-asian="normal" style:font-size-complex="9pt" style:font-style-complex="normal" style:font-weight-complex="normal"/>
    </style:style>
    <style:style style:name="P31" style:family="paragraph" style:parent-style-name="Standard">
      <style:paragraph-properties fo:text-align="justify" style:justify-single-word="false"/>
      <style:text-properties style:font-name="Liberation Sans" fo:font-size="9pt" fo:font-weight="bold" officeooo:paragraph-rsid="00473931" style:font-size-asian="9pt" style:font-weight-asian="bold" style:font-name-complex="Arial1" style:font-size-complex="9pt"/>
    </style:style>
    <style:style style:name="P32" style:family="paragraph" style:parent-style-name="Standard">
      <style:paragraph-properties fo:text-align="justify" style:justify-single-word="false"/>
      <style:text-properties style:font-name="Liberation Sans" fo:font-size="9pt" officeooo:paragraph-rsid="004781ab" style:font-size-asian="9pt" style:font-size-complex="9pt"/>
    </style:style>
    <style:style style:name="P33" style:family="paragraph" style:parent-style-name="Standard">
      <style:text-properties style:font-name="Liberation Sans" officeooo:paragraph-rsid="000e99e2"/>
    </style:style>
    <style:style style:name="P34" style:family="paragraph" style:parent-style-name="Standard">
      <style:text-properties style:font-name="Liberation Sans" officeooo:paragraph-rsid="001271c3"/>
    </style:style>
    <style:style style:name="P35" style:family="paragraph" style:parent-style-name="Standard">
      <style:text-properties style:font-name="Liberation Sans" officeooo:rsid="00159ade" officeooo:paragraph-rsid="001271c3"/>
    </style:style>
    <style:style style:name="P36" style:family="paragraph" style:parent-style-name="Standard">
      <style:paragraph-properties fo:text-align="justify" style:justify-single-word="false"/>
      <style:text-properties fo:color="#000000" style:font-name="Liberation Sans" fo:font-size="9pt" fo:font-style="italic" style:text-underline-style="solid" style:text-underline-width="auto" style:text-underline-color="font-color" officeooo:paragraph-rsid="004551e6" style:font-size-asian="9pt" style:font-style-asian="italic" style:font-name-complex="Arial1" style:font-size-complex="9pt"/>
    </style:style>
    <style:style style:name="P37" style:family="paragraph" style:parent-style-name="Standard">
      <style:paragraph-properties fo:text-align="justify" style:justify-single-word="false"/>
      <style:text-properties fo:color="#000000" style:font-name="Liberation Sans" fo:font-size="9pt" fo:font-style="normal" style:text-underline-style="none" officeooo:rsid="00178887" officeooo:paragraph-rsid="004551e6" style:font-size-asian="9pt" style:font-style-asian="normal" style:font-name-complex="Arial1" style:font-size-complex="9pt" style:font-style-complex="normal"/>
    </style:style>
    <style:style style:name="P38" style:family="paragraph" style:parent-style-name="Standard">
      <style:paragraph-properties fo:text-align="justify" style:justify-single-word="false"/>
      <style:text-properties fo:color="#000000" style:font-name="Liberation Sans" fo:font-size="9pt" officeooo:paragraph-rsid="004781ab" style:font-size-asian="9pt" style:font-name-complex="Arial1" style:font-size-complex="9pt"/>
    </style:style>
    <style:style style:name="P39" style:family="paragraph" style:parent-style-name="Standard">
      <style:paragraph-properties style:shadow="none">
        <style:tab-stops/>
      </style:paragraph-properties>
      <style:text-properties officeooo:paragraph-rsid="000e99e2"/>
    </style:style>
    <style:style style:name="P40" style:family="paragraph" style:parent-style-name="Standard">
      <style:paragraph-properties style:shadow="none">
        <style:tab-stops/>
      </style:paragraph-properties>
      <style:text-properties officeooo:paragraph-rsid="0018b773"/>
    </style:style>
    <style:style style:name="P41" style:family="paragraph" style:parent-style-name="Table_20_Contents">
      <style:text-properties officeooo:rsid="0031ec3d" officeooo:paragraph-rsid="0035ba20"/>
    </style:style>
    <style:style style:name="P42" style:family="paragraph" style:parent-style-name="Table_20_Contents">
      <style:text-properties officeooo:paragraph-rsid="0035ba20"/>
    </style:style>
    <style:style style:name="P43" style:family="paragraph" style:parent-style-name="Table_20_Contents">
      <style:text-properties style:font-name="Liberation Sans"/>
    </style:style>
    <style:style style:name="P44" style:family="paragraph" style:parent-style-name="Table_20_Contents">
      <style:paragraph-properties fo:text-align="center" style:justify-single-word="false"/>
      <style:text-properties style:font-name="Liberation Sans" officeooo:rsid="00383ac6" officeooo:paragraph-rsid="00383ac6" fo:background-color="#cccccc"/>
    </style:style>
    <style:style style:name="P45" style:family="paragraph" style:parent-style-name="Table_20_Contents">
      <style:text-properties style:font-name="Liberation Sans" officeooo:rsid="00251762" officeooo:paragraph-rsid="00251762"/>
    </style:style>
    <style:style style:name="P46" style:family="paragraph" style:parent-style-name="Table_20_Contents">
      <style:text-properties style:font-name="Liberation Sans" officeooo:rsid="00254f71" officeooo:paragraph-rsid="00254f71"/>
    </style:style>
    <style:style style:name="P47" style:family="paragraph" style:parent-style-name="Table_20_Contents">
      <style:text-properties style:font-name="Liberation Sans" officeooo:rsid="00159ade" officeooo:paragraph-rsid="00251762"/>
    </style:style>
    <style:style style:name="P48" style:family="paragraph" style:parent-style-name="Table_20_Contents">
      <style:text-properties style:font-name="Liberation Sans" officeooo:paragraph-rsid="00199df3"/>
    </style:style>
    <style:style style:name="P49" style:family="paragraph" style:parent-style-name="Text_20_body">
      <style:text-properties style:font-name="Liberation Sans"/>
    </style:style>
    <style:style style:name="P50" style:family="paragraph" style:parent-style-name="Text_20_body">
      <style:text-properties style:font-name="Liberation Sans" officeooo:rsid="003e3919" officeooo:paragraph-rsid="003e3919"/>
    </style:style>
    <style:style style:name="P51" style:family="paragraph" style:parent-style-name="Text_20_body">
      <style:text-properties style:font-name="Liberation Sans" officeooo:paragraph-rsid="003cb450"/>
    </style:style>
    <style:style style:name="P52" style:family="paragraph" style:parent-style-name="Text_20_body">
      <style:paragraph-properties fo:text-align="justify" style:justify-single-word="false"/>
      <style:text-properties style:font-name="Liberation Sans" fo:font-size="9pt" officeooo:rsid="00188450" officeooo:paragraph-rsid="00473931" style:font-size-asian="9pt" style:font-name-complex="Arial1" style:font-size-complex="9pt"/>
    </style:style>
    <style:style style:name="P53" style:family="paragraph" style:parent-style-name="Title">
      <style:text-properties style:font-name="Liberation Sans"/>
    </style:style>
    <style:style style:name="P54" style:family="paragraph" style:parent-style-name="Standard">
      <style:paragraph-properties fo:margin-left="0cm" fo:margin-right="0cm" fo:text-align="justify" style:justify-single-word="false" fo:text-indent="0cm" style:auto-text-indent="false"/>
      <style:text-properties fo:color="#000000" style:font-name="Liberation Sans" fo:font-size="9pt" officeooo:paragraph-rsid="004781ab" style:font-size-asian="9pt" style:font-name-complex="Arial1" style:font-size-complex="9pt"/>
    </style:style>
    <style:style style:name="P55" style:family="paragraph" style:parent-style-name="Heading_20_1">
      <style:text-properties style:font-name="Liberation Sans"/>
    </style:style>
    <style:style style:name="P56" style:family="paragraph" style:parent-style-name="Heading_20_1">
      <style:text-properties style:font-name="Liberation Sans" officeooo:rsid="003ad6b8" officeooo:paragraph-rsid="003ad6b8"/>
    </style:style>
    <style:style style:name="P57" style:family="paragraph" style:parent-style-name="Heading_20_1">
      <style:text-properties style:font-name="Liberation Sans" officeooo:paragraph-rsid="003ad6b8"/>
    </style:style>
    <style:style style:name="P58" style:family="paragraph" style:parent-style-name="Heading_20_1">
      <style:text-properties style:font-name="Liberation Sans" officeooo:rsid="00473931"/>
    </style:style>
    <style:style style:name="P59" style:family="paragraph" style:parent-style-name="Standard" style:master-page-name="Standard">
      <style:paragraph-properties style:page-number="auto" style:shadow="none">
        <style:tab-stops/>
      </style:paragraph-properties>
      <style:text-properties officeooo:paragraph-rsid="000e99e2"/>
    </style:style>
    <style:style style:name="P60" style:family="paragraph" style:parent-style-name="Standard" style:list-style-name="L1">
      <style:paragraph-properties fo:text-align="justify" style:justify-single-word="false"/>
      <style:text-properties style:font-name="Liberation Sans" fo:font-size="9pt" fo:font-weight="normal" officeooo:rsid="00188450" officeooo:paragraph-rsid="00473931" style:font-size-asian="9pt" style:font-weight-asian="normal" style:font-name-complex="Arial1" style:font-size-complex="9pt" style:font-weight-complex="normal"/>
    </style:style>
    <style:style style:name="P61" style:family="paragraph" style:parent-style-name="Standard" style:list-style-name="L1">
      <style:paragraph-properties fo:text-align="justify" style:justify-single-word="false"/>
      <style:text-properties style:font-name="Liberation Sans" fo:font-size="9pt" fo:font-weight="normal" officeooo:rsid="00251762" officeooo:paragraph-rsid="00473931" style:font-size-asian="9pt" style:font-weight-asian="normal" style:font-size-complex="9pt" style:font-weight-complex="normal"/>
    </style:style>
    <style:style style:name="P62" style:family="paragraph" style:parent-style-name="Standard" style:list-style-name="L2">
      <style:paragraph-properties fo:text-align="justify" style:justify-single-word="false"/>
      <style:text-properties style:font-name="Liberation Sans" fo:font-size="9pt" fo:font-style="normal" style:text-underline-style="none" officeooo:rsid="00188450" officeooo:paragraph-rsid="00473931" style:font-size-asian="9pt" style:font-style-asian="normal" style:font-name-complex="Arial1" style:font-size-complex="9pt" style:font-style-complex="normal"/>
    </style:style>
    <style:style style:name="T1" style:family="text">
      <style:text-properties fo:font-weight="bold" style:font-weight-asian="bold" style:font-weight-complex="bold"/>
    </style:style>
    <style:style style:name="T2" style:family="text">
      <style:text-properties fo:font-weight="bold" officeooo:rsid="0013cddc" style:font-weight-asian="bold" style:font-weight-complex="bold"/>
    </style:style>
    <style:style style:name="T3" style:family="text">
      <style:text-properties fo:font-weight="bold" officeooo:rsid="00148e5f" style:font-weight-asian="bold" style:font-weight-complex="bold"/>
    </style:style>
    <style:style style:name="T4" style:family="text">
      <style:text-properties officeooo:rsid="0013cddc"/>
    </style:style>
    <style:style style:name="T5" style:family="text">
      <style:text-properties officeooo:rsid="00148e5f"/>
    </style:style>
    <style:style style:name="T6" style:family="text">
      <style:text-properties officeooo:rsid="003eb679"/>
    </style:style>
    <style:style style:name="T7" style:family="text">
      <style:text-properties officeooo:rsid="00417105"/>
    </style:style>
    <style:style style:name="T8" style:family="text">
      <style:text-properties officeooo:rsid="00188450" style:font-name-complex="Arial1"/>
    </style:style>
    <style:style style:name="T9" style:family="text">
      <style:text-properties officeooo:rsid="003431c4" style:font-name-complex="Arial1"/>
    </style:style>
    <style:style style:name="T10" style:family="text">
      <style:text-properties officeooo:rsid="004551e6" style:font-name-complex="Arial1"/>
    </style:style>
    <style:style style:name="T11" style:family="text">
      <style:text-properties officeooo:rsid="00190ba3" style:font-name-complex="Arial1"/>
    </style:style>
    <style:style style:name="T12" style:family="text">
      <style:text-properties officeooo:rsid="00473931"/>
    </style:style>
    <style:style style:name="T13" style:family="text">
      <style:text-properties officeooo:rsid="00190ba3"/>
    </style:style>
    <style:style style:name="T14" style:family="text">
      <style:text-properties officeooo:rsid="0023adde"/>
    </style:style>
    <style:style style:name="T15" style:family="text">
      <style:text-properties officeooo:rsid="00178887"/>
    </style:style>
    <style:style style:name="T16" style:family="text">
      <style:text-properties fo:color="#000000" style:font-name-complex="Arial1"/>
    </style:style>
    <style:style style:name="T17" style:family="text">
      <style:text-properties fo:color="#000000" officeooo:rsid="00178887" style:font-name-complex="Arial1"/>
    </style:style>
    <style:style style:name="T18" style:family="text">
      <style:text-properties officeooo:rsid="004c8c9d"/>
    </style:style>
    <style:style style:name="T19" style:family="text">
      <style:text-properties style:font-name="Liberation Sans"/>
    </style:style>
    <style:style style:name="T20" style:family="text">
      <style:text-properties style:font-name="Liberation Sans" officeooo:rsid="0035ba20"/>
    </style:style>
    <style:style style:name="T21" style:family="text">
      <style:text-properties style:font-name="Liberation Sans" fo:font-size="10pt" officeooo:rsid="00d2f3b4" style:font-size-asian="10pt" style:font-size-complex="10pt"/>
    </style:style>
    <style:style style:name="T22" style:family="text">
      <style:text-properties style:font-name="Liberation Sans" fo:font-size="10pt" officeooo:rsid="00d936c0" style:font-size-asian="10pt" style:font-size-complex="10pt"/>
    </style:style>
    <style:style style:name="T23" style:family="text">
      <style:text-properties style:font-name="Liberation Sans" fo:font-size="10pt" officeooo:rsid="00daa6d0" style:font-size-asian="10pt" style:font-size-complex="10pt"/>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rainer]" text:name="py3o.o.trainer_id.name"/>
        <text:user-field-decl office:value-type="string" office:string-value="[customer_name]" text:name="py3o.o.partner_id.name"/>
        <text:user-field-decl office:value-type="string" office:string-value="[duration]" text:name="py3o.o.duration"/>
        <text:user-field-decl office:value-type="string" office:string-value="[quotation]" text:name="py3o.o.quotation_id"/>
        <text:user-field-decl office:value-type="string" office:string-value="[content]" text:name="py3o.o.content"/>
        <text:user-field-decl office:value-type="string" office:string-value="[quotation]" text:name="py3o.o.quotation_id.name"/>
        <text:user-field-decl office:value-type="string" office:string-value="[agreement]" text:name="py3o.o.company_id.training_agreement"/>
        <text:user-field-decl office:value-type="string" office:string-value="[siren]" text:name="py3o.o.company_id.siren"/>
        <text:user-field-decl office:value-type="string" office:string-value="[training_name]" text:name="py3o.o.name"/>
        <text:user-field-decl office:value-type="string" office:string-value="[place]" text:name="py3o.o.training_place_cpt_id"/>
        <text:user-field-decl office:value-type="string" office:string-value="[hours]" text:name="py3o.o.hour_number"/>
        <text:user-field-decl office:value-type="string" office:string-value="[auditor_number]" text:name="py3o.o.auditor_number"/>
        <text:user-field-decl office:value-type="string" office:string-value="[auditor_name]" text:name="py3o.aud.name"/>
        <text:user-field-decl office:value-type="string" office:string-value="[amount_untaxed]" text:name="py3o.o.quotation_id.amount_untaxed"/>
        <text:user-field-decl office:value-type="string" office:string-value="[amount_total]" text:name="py3o.o.quotation_id.amount_total"/>
        <text:user-field-decl office:value-type="string" office:string-value="[amount_tax]" text:name="py3o.o.quotation_id.amount_tax"/>
        <text:user-field-decl office:value-type="string" office:string-value="[function]" text:name="py3o.o.function"/>
        <text:user-field-decl office:value-type="string" office:string-value="[function]" text:name="py3o.aud.function"/>
        <text:user-field-decl office:value-type="string" office:string-value="[skill]" text:name="py3o.o.trainer_skill"/>
        <text:user-field-decl office:value-type="string" office:string-value="[pedagogical_targets]" text:name="py3o.o.pedagogical_targets"/>
        <text:user-field-decl office:value-type="string" office:string-value="[skill]" text:name="py3o.o.skill"/>
      </text:user-field-decls>
      <text:p text:style-name="P59"><text:a xlink:type="simple" xlink:href="py3o://for=%22obj%20in%20objects%22" text:style-name="Internet_20_link" text:visited-style-name="Visited_20_Internet_20_Link"><text:span text:style-name="T21">for="obj in objects"</text:span></text:a></text:p>
      <text:p text:style-name="P39"><text:a xlink:type="simple" xlink:href="py3o://with=%22lang=obj.partner_id.lang%20or%20'en_US'%22" text:style-name="Internet_20_link" text:visited-style-name="Visited_20_Internet_20_Link"><text:span text:style-name="T21">with="lang=obj.partner_id.lang or 'en_US'"</text:span></text:a></text:p>
      <text:p text:style-name="P6"><text:a xlink:type="simple" xlink:href="py3o://with=%22o=obj.with_context(lang=lang)%22" text:style-name="Internet_20_link" text:visited-style-name="Visited_20_Internet_20_Link"><text:span text:style-name="T22">with="o=obj.with_context(lang=lang)"</text:span></text:a></text:p>
      <text:p text:style-name="P40"><text:a xlink:type="simple" xlink:href="py3o://function=%22setLang(lang)%22" text:style-name="Internet_20_link" text:visited-style-name="Visited_20_Internet_20_Link"><text:span text:style-name="T23">function="setLang(lang)"</text:span></text:a></text:p>
      <text:p text:style-name="P53">Convention de formation professionnelle</text:p>
      <text:p text:style-name="P20">(Article L. 6353-2 et R. 6353-1 du code du travail)</text:p>
      <text:p text:style-name="P21"/>
      <table:table table:name="Tableau2" table:style-name="Tableau2">
        <table:table-column table:style-name="Tableau2.A"/>
        <table:table-column table:style-name="Tableau2.B"/>
        <table:table-row>
          <table:table-cell office:value-type="string">
            <text:p text:style-name="P45">Entre</text:p>
            <text:p text:style-name="P46"><text:text-input text:description="py3o://function=&quot;format_multiline_value(o.company_id.partner_id._display_full_address())&quot;">[company_address]</text:text-input></text:p>
            <text:p text:style-name="P3"/>
            <text:p text:style-name="P4">SIREN : <text:user-field-get text:name="py3o.o.company_id.siren">[siren]</text:user-field-get></text:p>
            <text:p text:style-name="P4">N° Agrément : <text:user-field-get text:name="py3o.o.company_id.training_agreement">[agreement]</text:user-field-get></text:p>
            <text:p text:style-name="P3"/>
          </table:table-cell>
          <table:table-cell office:value-type="string">
            <text:p text:style-name="P45">Et <text:span text:style-name="T7">le bénéficiaire : </text:span></text:p>
            <text:p text:style-name="P47"><text:text-input text:description="py3o://function=&quot;format_multiline_value(o.partner_id._display_full_address())&quot;">[customer]</text:text-input></text:p>
            <text:p text:style-name="P45">Représenté par : </text:p>
          </table:table-cell>
        </table:table-row>
      </table:table>
      <text:p text:style-name="P21"/>
      <text:p text:style-name="P21"/>
      <text:h text:style-name="P55" text:outline-level="1">Objet, nature et durée de la formation</text:h>
      <text:p text:style-name="P9">Le bénéficiaire entend faire participer une partie de son personnel à l’action de formation suivante organisée par l’organisme de formation.</text:p>
      <text:p text:style-name="P23">Sujet : <text:span text:style-name="T1"><text:user-field-get text:name="py3o.o.name">[training_name]</text:user-field-get></text:span></text:p>
      <text:p text:style-name="P10">Type d’action de formation (au sens de l’article L6313-1 du code du travail) : </text:p>
      <text:p text:style-name="P24"><text:tab/>actions d'adaptation et de développement des compétences des salariés</text:p>
      <text:p text:style-name="P11">Durée : <text:span text:style-name="T1"><text:user-field-get text:name="py3o.o.hour_number">[hours]</text:user-field-get></text:span> heures</text:p>
      <text:p text:style-name="P12">Effectifs formés : <text:span text:style-name="T1"><text:user-field-get text:name="py3o.o.auditor_number">[auditor_number]</text:user-field-get></text:span> </text:p>
      <text:p text:style-name="P9">Dates :</text:p>
      <text:p text:style-name="P9">- Début : <text:span text:style-name="T2"><text:text-input text:description="py3o://function=&quot;formatLang(o.from_date, date=True)&quot;">[from_date]</text:text-input></text:span><text:span text:style-name="T4"> </text:span>au matin</text:p>
      <text:p text:style-name="P9">- Fin : <text:s/><text:span text:style-name="T3"><text:text-input text:description="py3o://function=&quot;formatLang(o.to_date, date=True)&quot;">[to_date]</text:text-input></text:span><text:span text:style-name="T5"> </text:span>après-midi</text:p>
      <text:p text:style-name="P10">Lieu de la formation : </text:p>
      <text:p text:style-name="P14"><text:text-input text:description="py3o://function=&quot;format_multiline_value(o.training_place_cpt_id._display_full_address())&quot;">[place_address]</text:text-input></text:p>
      <text:p text:style-name="P15"/>
      <text:h text:style-name="P56" text:outline-level="1">Programme de formation</text:h>
      <text:p text:style-name="P49"/>
      <text:p text:style-name="P49">Prérequis :</text:p>
      <text:p text:style-name="P50">- <text:span text:style-name="T6">Savoir utiliser un navigateur internet sur des sites du quotidien</text:span></text:p>
      <text:p text:style-name="P49"/>
      <text:p text:style-name="P49">Objectifs pédagogiques</text:p>
      <text:p text:style-name="P18"><text:user-field-get text:name="py3o.o.pedagogical_targets">[pedagogical_targets]</text:user-field-get></text:p>
      <text:p text:style-name="P49"/>
      <text:p text:style-name="P25"><text:soft-page-break/></text:p>
      <text:p text:style-name="P51">Progression pédagogique</text:p>
      <text:p text:style-name="P19"><text:user-field-get text:name="py3o.o.content">[content]</text:user-field-get></text:p>
      <text:h text:style-name="P57" text:outline-level="1">Engagement de participation à l’action de formation</text:h>
      <text:p text:style-name="P7">Le bénéficiaire s’engage à assurer la présence d’un (des) stagiaires(s) aux dates et lieux prévus ci-dessus.</text:p>
      <text:p text:style-name="P7"/>
      <text:p text:style-name="P7">Liste des stagiaires :</text:p>
      <table:table table:name="Tableau3" table:style-name="Tableau3">
        <table:table-column table:style-name="Tableau3.A"/>
        <table:table-column table:style-name="Tableau3.B"/>
        <table:table-row>
          <table:table-cell table:style-name="Tableau3.A1" office:value-type="string">
            <text:p text:style-name="P44">Nom</text:p>
          </table:table-cell>
          <table:table-cell table:style-name="Tableau3.B1" office:value-type="string">
            <text:p text:style-name="P44">Fonction</text:p>
          </table:table-cell>
        </table:table-row>
        <table:table-row>
          <table:table-cell table:style-name="Tableau3.A2" office:value-type="string">
            <text:p text:style-name="P42"><text:a xlink:type="simple" xlink:href="py3o://for=%22aud%20in%20o.auditor_ids%22" text:style-name="Internet_20_link" text:visited-style-name="Visited_20_Internet_20_Link"><text:span text:style-name="T20">for="aud in o.auditor_ids"</text:span></text:a></text:p>
          </table:table-cell>
          <table:table-cell table:style-name="Tableau3.B2" office:value-type="string">
            <text:p text:style-name="P43"/>
          </table:table-cell>
        </table:table-row>
        <table:table-row>
          <table:table-cell table:style-name="Tableau3.A2" office:value-type="string">
            <text:p text:style-name="P8"><text:span text:style-name="T1"><text:user-field-get text:name="py3o.aud.name">[auditor_name]</text:user-field-get></text:span> </text:p>
          </table:table-cell>
          <table:table-cell table:style-name="Tableau3.B2" office:value-type="string">
            <text:p text:style-name="P13"><text:user-field-get text:name="py3o.aud.function">[function]</text:user-field-get></text:p>
          </table:table-cell>
        </table:table-row>
        <table:table-row>
          <table:table-cell table:style-name="Tableau3.A2" office:value-type="string">
            <text:p text:style-name="P41"><text:a xlink:type="simple" xlink:href="py3o:///for" text:style-name="Internet_20_link" text:visited-style-name="Visited_20_Internet_20_Link"><text:span text:style-name="T19">/for</text:span></text:a></text:p>
          </table:table-cell>
          <table:table-cell table:style-name="Tableau3.B2" office:value-type="string">
            <text:p text:style-name="P43"/>
          </table:table-cell>
        </table:table-row>
      </table:table>
      <text:p text:style-name="P7"/>
      <text:h text:style-name="P55" text:outline-level="1">Prix de la formation</text:h>
      <text:p text:style-name="P26">En contrepartie de cette action de formation, le bénéficiaire s’acquittera des coûts suivants :</text:p>
      <text:p text:style-name="P26">Coût total HT : <text:span text:style-name="T1"><text:user-field-get text:name="py3o.o.quotation_id.amount_untaxed">[amount_untaxed]</text:user-field-get></text:span> Euros</text:p>
      <text:p text:style-name="P26">TVA 20% : <text:user-field-get text:name="py3o.o.quotation_id.amount_tax">[amount_tax]</text:user-field-get> Euros</text:p>
      <text:p text:style-name="P26">TOTAL TTC : <text:user-field-get text:name="py3o.o.quotation_id.amount_total">[amount_total]</text:user-field-get> Euros</text:p>
      <text:p text:style-name="P26"/>
      <text:p text:style-name="P26">Cette somme couvre l’intégralité des frais engagés par l’organisme de formation pour cette session.</text:p>
      <text:h text:style-name="P55" text:outline-level="1">Modalités de règlement</text:h>
      <text:p text:style-name="P26">Le paiement sera dû à réception de la facture selon les modalités prévues aux conditions générales de vente.</text:p>
      <text:p text:style-name="P26"/>
      <text:p text:style-name="P26">Non réalisation de la prestation de formation</text:p>
      <text:p text:style-name="P26">En application de l’article L6354-1 du Code du travail, il est convenu entre les signataires de la présente convention, que faute de résiliation totale ou partielle de la prestation de formation, l’organisme prestataire doit rembourser au cocontratant les sommes indûment perçues de ce fait.</text:p>
      <text:p text:style-name="P7"/>
      <text:h text:style-name="P55" text:outline-level="1">Moyens pédagogiques et techniques mis en œuvre</text:h>
      <text:p text:style-name="P22"><text:span text:style-name="T12">Le formateur suivant est affectée à la mise en oeuvre de la formation  : </text:span><text:span text:style-name="T1"><text:user-field-get text:name="py3o.o.trainer_id.name">[trainer]</text:user-field-get></text:span></text:p>
      <text:p text:style-name="P16"><text:user-field-get text:name="py3o.o.skill">[skill]</text:user-field-get></text:p>
      <text:p text:style-name="P17"/>
      <text:p text:style-name="P27">Les moyens suivants seront mis en oeuvre lors de la formation :</text:p>
      <text:list xml:id="list3536813393" text:style-name="L1">
        <text:list-item>
          <text:p text:style-name="P60">Salle de formation équipée d'un vidéo-projecteur et d'un réseau informatique.</text:p>
        </text:list-item>
        <text:list-item>
          <text:p text:style-name="P60"><text:soft-page-break/>Support pédagogique de formation, projeté à l'écran et remis à chaque participant.</text:p>
        </text:list-item>
        <text:list-item>
          <text:p text:style-name="P61"><text:span text:style-name="T8">Logiciel </text:span><text:span text:style-name="T9">Odoo</text:span><text:span text:style-name="T8"> </text:span><text:span text:style-name="T9">utilisé en mode cloud (solution hébergé</text:span><text:span text:style-name="T10">e</text:span><text:span text:style-name="T9">)</text:span><text:span text:style-name="T8">.</text:span></text:p>
        </text:list-item>
      </text:list>
      <text:p text:style-name="P26">- </text:p>
      <text:h text:style-name="P55" text:outline-level="1"><text:span text:style-name="T18">A</text:span>ppréci<text:span text:style-name="T18">ation</text:span> <text:span text:style-name="T18">d</text:span>es résultats de l’action de formation</text:h>
      <text:p text:style-name="P29"><text:span text:style-name="T8">Le résultat de l'action de formation est apprécié </text:span><text:span text:style-name="T11">par :</text:span></text:p>
      <text:list xml:id="list1336478879" text:style-name="L2">
        <text:list-item>
          <text:p text:style-name="P62">Une fiche d’évaluation de la formation par le participant, qui devra être complétée à la fin de la formation.</text:p>
        </text:list-item>
      </text:list>
      <text:h text:style-name="P55" text:outline-level="1">Sanction de la formation</text:h>
      <text:p text:style-name="P30"><text:span text:style-name="T8">Cette formation est sanctionnée par une attestation de suivi de la formation </text:span><text:span text:style-name="T11">qui sera remise au participant à la fin de la formation.</text:span></text:p>
      <text:h text:style-name="P55" text:outline-level="1"><text:span text:style-name="T18">S</text:span>uiv<text:span text:style-name="T18">i de</text:span> l’exécution de la formation</text:h>
      <text:p text:style-name="P52">Les participants devront signer une feuille de présence lors de chaque demi-journée de formation. Cette feuille de présence sera conservée et archivée par l'organisme de formation.</text:p>
      <text:h text:style-name="P58" text:outline-level="1">Non réalisation de la prestation de formation</text:h>
      <text:p text:style-name="P31"/>
      <text:p text:style-name="P28"><text:span text:style-name="T8">En application de l’article L.6354-1 du Code du travail, il est convenu entre les signataires de la présente convention, que faute de réalisation totale ou partielle de la prestation de formation, l’organisme </text:span><text:span text:style-name="T13">de formation</text:span><text:span text:style-name="T8"> d</text:span><text:span text:style-name="T13">evra</text:span><text:span text:style-name="T8"> rembourser au co</text:span><text:span text:style-name="T14">-</text:span><text:span text:style-name="T8">contractant les sommes indûment perçues de ce fait.</text:span></text:p>
      <text:h text:style-name="P55" text:outline-level="1">L<text:span text:style-name="T12">itiges</text:span></text:h>
      <text:p text:style-name="P36"/>
      <text:p text:style-name="P37">Si une contestation ou un différend ne peuvent être réglés à l’amiable, le tribunal de Lyon sera seul compétent pour régler le litige.</text:p>
      <text:p text:style-name="P33"/>
      <text:p text:style-name="P33"/>
      <text:p text:style-name="P33"/>
      <text:p text:style-name="P54"><text:span text:style-name="T15">Fait en deux exemplaires </text:span>à </text:p>
      <text:p text:style-name="P54"/>
      <text:p text:style-name="P54">Le</text:p>
      <text:p text:style-name="P38"/>
      <text:p text:style-name="P32"><text:span text:style-name="T17">Pour l'entreprise bénéficiaire</text:span><text:span text:style-name="T16"> <text:tab/><text:tab/><text:tab/><text:tab/><text:tab/></text:span><text:span text:style-name="T17">Pour l'organisme de formation :</text:span></text:p>
      <text:p text:style-name="P38"/>
      <text:p text:style-name="P38"/>
      <text:p text:style-name="P38">Nom et qualité du signataire <text:tab/><text:tab/><text:tab/><text:tab/><text:tab/>Nom et qualité du signataire</text:p>
      <text:p text:style-name="P38"/>
      <text:p text:style-name="P38">Signature<text:tab/><text:tab/><text:tab/><text:tab/><text:tab/><text:tab/><text:tab/>Signature</text:p>
      <text:p text:style-name="P34"/>
      <text:p text:style-name="P34"/>
      <text:p text:style-name="P35"/>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600"/>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4" style:family="table">
      <style:table-properties style:width="16.896cm" fo:margin-left="0.116cm" table:align="left"/>
    </style:style>
    <style:style style:name="Tableau4.A" style:family="table-column">
      <style:table-column-properties style:column-width="6.191cm"/>
    </style:style>
    <style:style style:name="Tableau4.B" style:family="table-column">
      <style:table-column-properties style:column-width="10.705cm"/>
    </style:style>
    <style:style style:name="Tableau4.1" style:family="table-row">
      <style:table-row-properties style:min-row-height="0.794cm"/>
    </style:style>
    <style:style style:name="Tableau4.A1" style:family="table-cell">
      <style:table-cell-properties fo:padding="0cm" fo:border="none"/>
    </style:style>
    <style:style style:name="MP1" style:family="paragraph" style:parent-style-name="Header">
      <style:text-properties officeooo:paragraph-rsid="0022a6fb"/>
    </style:style>
    <style:style style:name="MP2" style:family="paragraph" style:parent-style-name="Header">
      <style:text-properties fo:font-size="6pt" officeooo:paragraph-rsid="001dce04" style:font-size-asian="5.25pt" style:font-size-complex="6pt"/>
    </style:style>
    <style:style style:name="MP3" style:family="paragraph" style:parent-style-name="Footer">
      <style:paragraph-properties fo:text-align="center" style:justify-single-word="false"/>
      <style:text-properties style:font-name="Liberation Sans" officeooo:rsid="004885b3" officeooo:paragraph-rsid="004885b3"/>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1.001cm" fo:page-height="29.7cm" style:num-format="1" style:print-orientation="portrait" fo:margin-top="1.37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799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4" table:style-name="Tableau4">
          <table:table-column table:style-name="Tableau4.A"/>
          <table:table-column table:style-name="Tableau4.B"/>
          <table:table-row table:style-name="Tableau4.1">
            <table:table-cell table:style-name="Tableau4.A1" office:value-type="string">
              <text:p text:style-name="Table_20_Contents"><draw:frame draw:style-name="Mfr1" draw:name="py3o.image(user.company_id.partner_id.image, 'png', height='1.3cm', isb64=True)" text:anchor-type="as-char" svg:width="2.935cm" draw:z-index="2"><draw:text-box fo:min-height="0.852cm"><text:p text:style-name="Frame_20_contents"/></draw:text-box></draw:frame></text:p>
              <text:p text:style-name="Table_20_Contents"/>
            </table:table-cell>
            <table:table-cell table:style-name="Tableau4.A1" office:value-type="string">
              <text:p text:style-name="MP1"><text:text-input text:description="py3o://function=&quot;format_multiline_value(user.company_id._display_report_header(line_details=[['phone', 'fax', 'website']]))&quot;">[user.company_id._display_report_header]</text:text-input></text:p>
            </table:table-cell>
          </table:table-row>
        </table:table>
        <text:p text:style-name="MP2"/>
      </style:header>
      <style:footer>
        <text:p text:style-name="MP3">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0:11:07.402664677</meta:creation-date>
    <meta:generator>LibreOffice/5.3.1.2$Linux_X86_64 LibreOffice_project/30m0$Build-2</meta:generator>
    <dc:date>2018-05-11T18:03:11.106744567</dc:date>
    <meta:editing-duration>PT3H50M51S</meta:editing-duration>
    <meta:editing-cycles>63</meta:editing-cycles>
    <meta:document-statistic meta:table-count="3" meta:image-count="0" meta:object-count="0" meta:page-count="3" meta:paragraph-count="78" meta:word-count="591" meta:character-count="3792" meta:non-whitespace-character-count="3278"/>
  </office:meta>
</office:document-meta>
</file>